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officeooo:rsid="0014d316" officeooo:paragraph-rsid="0014d3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ава и обязанности конюха</text:p>
      <text:h text:style-name="Heading_20_1" text:outline-level="1">Конюх обязан:</text:h>
      <text:list xml:id="list12393319394226028" text:style-name="L1">
        <text:list-item>
          <text:p text:style-name="P1">Выводить утром лошадей в левады и заводить вечером в денники согласно расписанию, если позволяют погодные условия</text:p>
        </text:list-item>
        <text:list-item>
          <text:p text:style-name="P1">Проводить уборку денников утром после вывода лошадей в левады</text:p>
        </text:list-item>
        <text:list-item>
          <text:p text:style-name="P1">Убирать навоз и мочу с прохода конюшни сразу после обнаружения</text:p>
        </text:list-item>
        <text:list-item>
          <text:p text:style-name="P1">Кормить лошадей согласно утверждённому расписанию</text:p>
        </text:list-item>
        <text:list-item>
          <text:p text:style-name="P1">Информировать коневладельцев/хозяина конюшни о замеченных недомоганиях/травмах лошадей</text:p>
        </text:list-item>
        <text:list-item>
          <text:p text:style-name="P1">Убирать навоз в левадах один раз в два дня</text:p>
        </text:list-item>
        <text:list-item>
          <text:p text:style-name="P1">Содержать конюшню в чистоте, проводить мелкий ремонт конюшенного инвентаря. При невозможности ремонта сообщать владельцу конюшни о необходимости замены инвентаря/оборудования конюшн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3:13:47.854000000</meta:creation-date>
    <dc:date>2015-08-03T17:02:47.812000000</dc:date>
    <meta:editing-duration>PT3H44M15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9" meta:word-count="89" meta:character-count="648" meta:non-whitespace-character-count="575"/>
  </office:meta>
</office:document-meta>
</file>